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0d2" officeooo:paragraph-rsid="001c80d2"/>
    </style:style>
    <style:style style:name="P2" style:family="paragraph" style:parent-style-name="Standard">
      <style:text-properties fo:font-weight="bold" officeooo:rsid="001c80d2" officeooo:paragraph-rsid="001c80d2" style:font-weight-asian="bold" style:font-weight-complex="bold"/>
    </style:style>
    <style:style style:name="P3" style:family="paragraph" style:parent-style-name="Standard">
      <style:text-properties fo:font-weight="bold" officeooo:rsid="001cc72d" officeooo:paragraph-rsid="001cc72d" style:font-weight-asian="bold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cc72d" officeooo:paragraph-rsid="001cc72d" style:font-weight-asian="bold" style:font-weight-complex="bold"/>
    </style:style>
    <style:style style:name="P5" style:family="paragraph" style:parent-style-name="Standard">
      <style:text-properties fo:font-weight="bold" officeooo:rsid="001c80d2" officeooo:paragraph-rsid="001c80d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ore Java Syllabus</text:p>
      <text:p text:style-name="P4"/>
      <text:p text:style-name="P2"/>
      <text:p text:style-name="P2"/>
      <text:p text:style-name="P2">Basics of Java </text:p>
      <text:p text:style-name="P1"/>
      <text:p text:style-name="P1"/>
      <text:p text:style-name="P1">Java - <text:span text:style-name="T1">What,</text:span> Where and Why?</text:p>
      <text:p text:style-name="P1"><text:span text:style-name="T1">History</text:span> and <text:span text:style-name="T1">Features</text:span> of Java</text:p>
      <text:p text:style-name="P1">Internals of Java Program</text:p>
      <text:p text:style-name="P1">Difference between <text:span text:style-name="T1">JDK,JRE</text:span> and JVM</text:p>
      <text:p text:style-name="P1">Internal Details of JVM</text:p>
      <text:p text:style-name="P2">Variable and Data Type</text:p>
      <text:p text:style-name="P1">Unicode System</text:p>
      <text:p text:style-name="P2">Naming Convention</text:p>
      <text:p text:style-name="P1"/>
      <text:p text:style-name="P2">OOPS Conecpts </text:p>
      <text:p text:style-name="P1"/>
      <text:p text:style-name="P1">Advantage of OOPs</text:p>
      <text:p text:style-name="P1">Object and Class</text:p>
      <text:p text:style-name="P1">Method Overloading</text:p>
      <text:p text:style-name="P1">Constructor</text:p>
      <text:p text:style-name="P1">static variable, method and block</text:p>
      <text:p text:style-name="P1">this keyword</text:p>
      <text:p text:style-name="P1">Inheritance (IS-A)</text:p>
      <text:p text:style-name="P1">Aggregation and Composition(HAS-A)</text:p>
      <text:p text:style-name="P1">Method Overriding</text:p>
      <text:p text:style-name="P1">Covariant Return Type</text:p>
      <text:p text:style-name="P1">super keyword</text:p>
      <text:p text:style-name="P1">Instance Initializer block</text:p>
      <text:p text:style-name="P1">final keyword</text:p>
      <text:p text:style-name="P1">Runtime Polymorphism</text:p>
      <text:p text:style-name="P1">static and Dynamic binding</text:p>
      <text:p text:style-name="P1">Abstract class and Interface</text:p>
      <text:p text:style-name="P1">Downcasting with <text:span text:style-name="T1">instanceof operator</text:span></text:p>
      <text:p text:style-name="P1">Package and Access Modifiers</text:p>
      <text:p text:style-name="P1">Encapsulation</text:p>
      <text:p text:style-name="P1">Object class</text:p>
      <text:p text:style-name="P2">Object Cloning</text:p>
      <text:p text:style-name="P1">Java Array</text:p>
      <text:p text:style-name="P2">Call By Value and Call By Reference</text:p>
      <text:p text:style-name="P2">strictfp keyword</text:p>
      <text:p text:style-name="P2">Creating API Document</text:p>
      <text:p text:style-name="P1"/>
      <text:p text:style-name="P2">String Handling</text:p>
      <text:p text:style-name="P1"/>
      <text:p text:style-name="P1">String : What and Why?</text:p>
      <text:p text:style-name="P1">Immutable String</text:p>
      <text:p text:style-name="P1">String Comparison</text:p>
      <text:p text:style-name="P1">String Concatenation</text:p>
      <text:p text:style-name="P1">Substring</text:p>
      <text:p text:style-name="P1"><text:soft-page-break/>Methods of String class</text:p>
      <text:p text:style-name="P1">StringBuffer class</text:p>
      <text:p text:style-name="P1">StringBuilder class</text:p>
      <text:p text:style-name="P1">Creating Immutable class</text:p>
      <text:p text:style-name="P1">toString method</text:p>
      <text:p text:style-name="P1">StringTokenizer class</text:p>
      <text:p text:style-name="P1"/>
      <text:p text:style-name="P2">Nested Classes</text:p>
      <text:p text:style-name="P1"/>
      <text:p text:style-name="P1">Nested Class : What and Why?</text:p>
      <text:p text:style-name="P1">Member Inner class</text:p>
      <text:p text:style-name="P1">Annonymous Inner class</text:p>
      <text:p text:style-name="P1">Local Inner class</text:p>
      <text:p text:style-name="P1">static nested class</text:p>
      <text:p text:style-name="P1">Nested Interface </text:p>
      <text:p text:style-name="P1"/>
      <text:p text:style-name="P2">Multithreading</text:p>
      <text:p text:style-name="P1"/>
      <text:p text:style-name="P1">Multithreading : What and Why?</text:p>
      <text:p text:style-name="P1">Life Cycle of a Thread</text:p>
      <text:p text:style-name="P1">Creating Thread</text:p>
      <text:p text:style-name="P1">Thread Schedular</text:p>
      <text:p text:style-name="P1">Sleeping a thread</text:p>
      <text:p text:style-name="P1">Joining a thread</text:p>
      <text:p text:style-name="P1">Thread Priority</text:p>
      <text:p text:style-name="P1">Daemon Thread</text:p>
      <text:p text:style-name="P1">Thread Pooling</text:p>
      <text:p text:style-name="P1">Thread Group</text:p>
      <text:p text:style-name="P1">ShutdownHook</text:p>
      <text:p text:style-name="P1">Performing multiple task by multiple thread</text:p>
      <text:p text:style-name="P1">Garbage Collection</text:p>
      <text:p text:style-name="P1">Runnable class</text:p>
      <text:p text:style-name="P1"/>
      <text:p text:style-name="P2">Synchronization</text:p>
      <text:p text:style-name="P1"/>
      <text:p text:style-name="P1">Synchronization : What and Why?</text:p>
      <text:p text:style-name="P1">synchronized method</text:p>
      <text:p text:style-name="P1">synchronized block</text:p>
      <text:p text:style-name="P1">static synchronization</text:p>
      <text:p text:style-name="P1">Deadlock</text:p>
      <text:p text:style-name="P1">Inter-thread Communication</text:p>
      <text:p text:style-name="P1">Interrupting Thread </text:p>
      <text:p text:style-name="P1"/>
      <text:p text:style-name="P1"/>
      <text:p text:style-name="P2">Input and output</text:p>
      <text:p text:style-name="P1"/>
      <text:p text:style-name="P1">FileOutputStream &amp; FileInputStream</text:p>
      <text:p text:style-name="P2">ByteArrayOutputStream</text:p>
      <text:p text:style-name="P2">SequenceInputStream</text:p>
      <text:p text:style-name="P1">BufferedOutputStream &amp; BufferedInputStream</text:p>
      <text:p text:style-name="P1">FileWriter &amp; FileReader</text:p>
      <text:p text:style-name="P2">CharArrayWriter</text:p>
      <text:p text:style-name="P1"><text:soft-page-break/>Input from keyboard by InputStreamReader</text:p>
      <text:p text:style-name="P1">Input from keyboard by Console</text:p>
      <text:p text:style-name="P1">Input from keyboard by Scanner</text:p>
      <text:p text:style-name="P1">PrintStream class</text:p>
      <text:p text:style-name="P1">PrintWriter class</text:p>
      <text:p text:style-name="P2">Compressing and Uncompressing File</text:p>
      <text:p text:style-name="P2">Reading and Writing data simultaneously</text:p>
      <text:p text:style-name="P1">DataInputStream and DataOutputStream</text:p>
      <text:p text:style-name="P1"><text:span text:style-name="T1">StreamTokenizer </text:span>class </text:p>
      <text:p text:style-name="P1"/>
      <text:p text:style-name="P2">Serialization</text:p>
      <text:p text:style-name="P1"/>
      <text:p text:style-name="P1">Serialization &amp; Deserialization</text:p>
      <text:p text:style-name="P1">Serialization with IS-A and Has-A</text:p>
      <text:p text:style-name="P1">transient keyword</text:p>
      <text:p text:style-name="P1"/>
      <text:p text:style-name="P2">Collection</text:p>
      <text:p text:style-name="P1"/>
      <text:p text:style-name="P1">Collection Framework</text:p>
      <text:p text:style-name="P1">ArrayList class</text:p>
      <text:p text:style-name="P1">LinkedList class</text:p>
      <text:p text:style-name="P1">ListIterator interface</text:p>
      <text:p text:style-name="P1">HashSet class</text:p>
      <text:p text:style-name="P1">LinkedHashSet class</text:p>
      <text:p text:style-name="P1">TreeSet class</text:p>
      <text:p text:style-name="P1">PriorityQueue class</text:p>
      <text:p text:style-name="P1">ArrayDeque class</text:p>
      <text:p text:style-name="P1">Map interface</text:p>
      <text:p text:style-name="P1">HashMap class</text:p>
      <text:p text:style-name="P1">LinkedHashMap class</text:p>
      <text:p text:style-name="P1">TreeMap class</text:p>
      <text:p text:style-name="P1">Hashtable class</text:p>
      <text:p text:style-name="P1">Comparable and Comparator</text:p>
      <text:p text:style-name="P1">Properties class</text:p>
      <text:p text:style-name="P1"/>
      <text:p text:style-name="P2">Networking</text:p>
      <text:p text:style-name="P1"/>
      <text:p text:style-name="P1">Socket Programming</text:p>
      <text:p text:style-name="P1">URL class</text:p>
      <text:p text:style-name="P1">Displaying data of a web page</text:p>
      <text:p text:style-name="P1">InetAddress class</text:p>
      <text:p text:style-name="P1">DatagramSocket and DatagramPacket</text:p>
      <text:p text:style-name="P1">Two way communication</text:p>
      <text:p text:style-name="P1"/>
      <text:p text:style-name="P2">AWT and EventHandling</text:p>
      <text:p text:style-name="P1"/>
      <text:p text:style-name="P1">AWT Controls</text:p>
      <text:p text:style-name="P1">Event Handling by 3 ways</text:p>
      <text:p text:style-name="P1">Event classes and Listener Interfaces</text:p>
      <text:p text:style-name="P1">Adapter classes</text:p>
      <text:p text:style-name="P1">Creating Games and Applications</text:p>
      <text:p text:style-name="P1"/>
      <text:p text:style-name="P2"><text:soft-page-break/>Swing</text:p>
      <text:p text:style-name="P1"/>
      <text:p text:style-name="P1">Basics of Swing</text:p>
      <text:p text:style-name="P1">JButton class</text:p>
      <text:p text:style-name="P1">JRadioButton class</text:p>
      <text:p text:style-name="P1">JTextArea class</text:p>
      <text:p text:style-name="P1">JComboBox class</text:p>
      <text:p text:style-name="P1">JTable class</text:p>
      <text:p text:style-name="P1">JColorChooser class</text:p>
      <text:p text:style-name="P1">JProgressBar class</text:p>
      <text:p text:style-name="P1">JSlider class</text:p>
      <text:p text:style-name="P1">Digital Watch</text:p>
      <text:p text:style-name="P1">Graphics in swing</text:p>
      <text:p text:style-name="P1">Displaying Image</text:p>
      <text:p text:style-name="P1">Edit Menu for Notepad</text:p>
      <text:p text:style-name="P1">Open Dialog Box</text:p>
      <text:p text:style-name="P1">Creating Notepad</text:p>
      <text:p text:style-name="P1">Creating Games and applications</text:p>
      <text:p text:style-name="P1"/>
      <text:p text:style-name="P2">LayoutManagers</text:p>
      <text:p text:style-name="P1"/>
      <text:p text:style-name="P1">BorderLayout</text:p>
      <text:p text:style-name="P1">GridLayout</text:p>
      <text:p text:style-name="P1">FlowLayout</text:p>
      <text:p text:style-name="P1">BoxLayout</text:p>
      <text:p text:style-name="P1">CardLayout </text:p>
      <text:p text:style-name="P1"/>
      <text:p text:style-name="P2">Applet</text:p>
      <text:p text:style-name="P1"/>
      <text:p text:style-name="P1">Life Cycle of Applet</text:p>
      <text:p text:style-name="P1">Graphics in Applet</text:p>
      <text:p text:style-name="P1">Displaying image in Applet</text:p>
      <text:p text:style-name="P1">Animation in Applet</text:p>
      <text:p text:style-name="P1">EventHandling in Applet</text:p>
      <text:p text:style-name="P1">JApplet class</text:p>
      <text:p text:style-name="P1">Painting in Applet</text:p>
      <text:p text:style-name="P1">Digital Clock in Applet</text:p>
      <text:p text:style-name="P1">Analog Clock in Applet</text:p>
      <text:p text:style-name="P1">Parameter in Applet</text:p>
      <text:p text:style-name="P1">Applet Communication</text:p>
      <text:p text:style-name="P1">Creating Games</text:p>
      <text:p text:style-name="P1"/>
      <text:p text:style-name="P2">Reflection API</text:p>
      <text:p text:style-name="P1"/>
      <text:p text:style-name="P1">Reflection API</text:p>
      <text:p text:style-name="P1">newInstance() &amp; Determining the class object</text:p>
      <text:p text:style-name="P1">javap tool</text:p>
      <text:p text:style-name="P1">creating javap tool</text:p>
      <text:p text:style-name="P1">creating appletviewer</text:p>
      <text:p text:style-name="P1">Accessing private method from outside the class</text:p>
      <text:p text:style-name="P1"/>
      <text:p text:style-name="P1"/>
      <text:p text:style-name="P2"><text:soft-page-break/>JDBC</text:p>
      <text:p text:style-name="P1"/>
      <text:p text:style-name="P1">JDBC Drivers</text:p>
      <text:p text:style-name="P1">Steps to connect to the database</text:p>
      <text:p text:style-name="P1">Connectivity with Oracle</text:p>
      <text:p text:style-name="P1">Connectivity with MySQL</text:p>
      <text:p text:style-name="P1">Connectivity with Access without DSN</text:p>
      <text:p text:style-name="P1">DriverManager</text:p>
      <text:p text:style-name="P1">Connection interface</text:p>
      <text:p text:style-name="P1">Statement interface</text:p>
      <text:p text:style-name="P1">ResultSet interface</text:p>
      <text:p text:style-name="P1">PreparedStatement</text:p>
      <text:p text:style-name="P1">ResultSetMetaData</text:p>
      <text:p text:style-name="P1">DatabaseMetaData</text:p>
      <text:p text:style-name="P1">Storing image</text:p>
      <text:p text:style-name="P1">Retrieving image</text:p>
      <text:p text:style-name="P1">Storing file</text:p>
      <text:p text:style-name="P1">Retrieving file</text:p>
      <text:p text:style-name="P1">Stored procedures and functions</text:p>
      <text:p text:style-name="P1">Transaction Management</text:p>
      <text:p text:style-name="P1">Batch Processing</text:p>
      <text:p text:style-name="P1">JDBC New Features</text:p>
      <text:p text:style-name="P1">Mini Project</text:p>
      <text:p text:style-name="P1"/>
      <text:p text:style-name="P1"/>
      <text:p text:style-name="P2">Java New Features</text:p>
      <text:p text:style-name="P1"/>
      <text:p text:style-name="P1">Assertion</text:p>
      <text:p text:style-name="P1">For-each loop</text:p>
      <text:p text:style-name="P1">Varargs</text:p>
      <text:p text:style-name="P1">Static Import</text:p>
      <text:p text:style-name="P1">Autoboxing and Unboxing</text:p>
      <text:p text:style-name="P1">Enum Type</text:p>
      <text:p text:style-name="P1">Annotation </text:p>
      <text:p text:style-name="P1"/>
      <text:p text:style-name="P1"/>
      <text:p text:style-name="P2">Internationalization</text:p>
      <text:p text:style-name="P1"/>
      <text:p text:style-name="P1">Internationalization</text:p>
      <text:p text:style-name="P1">ResourceBundle class</text:p>
      <text:p text:style-name="P1">I18N with Date</text:p>
      <text:p text:style-name="P1">I18N with Time</text:p>
      <text:p text:style-name="P1">I18N with Number</text:p>
      <text:p text:style-name="P1">I18N with Currenc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7:53:38.100673003</meta:creation-date>
    <dc:date>2014-11-24T18:35:19.212196028</dc:date>
    <meta:editing-duration>P0D</meta:editing-duration>
    <meta:editing-cycles>4</meta:editing-cycles>
    <meta:generator>LibreOffice/4.2.3.3$Linux_x86 LibreOffice_project/420m0$Build-3</meta:generator>
    <meta:document-statistic meta:table-count="0" meta:image-count="0" meta:object-count="0" meta:page-count="5" meta:paragraph-count="208" meta:word-count="541" meta:character-count="3991" meta:non-whitespace-character-count="3650"/>
  </office:meta>
</office:document-meta>
</file>